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You are fantastic, there is no one else on this earth that is exactly like you. As you go through life, there will be many times when you will be asked to change for the world. Instead, let not your heart be troubled, you don't need to be anyone but you. You are more precious as yourself than you are as anyone else. Share yourself with others, and don't hide when you are asked to change. Meet your challenges head on, and always remember. You are a child of God. Hold tightly to yourself, and never let go. God is with you, and your family is there for you. always remember who you 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Bezzant</meta:initial-creator>
    <meta:creation-date>2015-07-24T01:01:21</meta:creation-date>
    <meta:document-statistic meta:table-count="0" meta:image-count="0" meta:object-count="0" meta:page-count="1" meta:paragraph-count="1" meta:word-count="114" meta:character-count="590"/>
    <dc:date>2015-07-24T01:09:36</dc:date>
    <dc:creator>Justin Bezzant</dc:creator>
    <meta:editing-duration>PT8M15S</meta:editing-duration>
    <meta:editing-cycles>1</meta:editing-cycles>
    <meta:generator>OpenOffice/4.1.1$Unix OpenOffice.org_project/411m6$Build-9775</meta:generator>
  </office:meta>
</office:document-meta>
</file>